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ComponentDescriptorMojo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GenerateComponentDescriptorMojo.generateJbiDescriptor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GenerateComponentDescriptorMojo.injectBootStr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